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759cm" svg:y="12.504cm">
            <draw:object draw:notify-on-update-of-ranges="Sheet1.A2:Sheet1.B5 Sheet1.I2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748cm" svg:y="21.934cm">
            <draw:object draw:notify-on-update-of-ranges="Sheet1.C18:Sheet1.D25 Sheet1.I18:Sheet1.I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7.969cm" svg:height="10.107cm" svg:x="17.694cm" svg:y="12.139cm">
            <draw:object draw:notify-on-update-of-ranges="Sheet1.B7:Sheet1.C14 Sheet1.I7:Sheet1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firmware</text:p>
          </table:table-cell>
          <table:table-cell table:style-name="ce2" office:value-type="string" calcext:value-type="string">
            <text:p>fréquence d’horloge (MHz) (du coeur exécutant la fonction) </text:p>
          </table:table-cell>
          <table:table-cell office:value-type="string" calcext:value-type="string">
            <text:p>nb de coeurs</text:p>
          </table:table-cell>
          <table:table-cell office:value-type="string" calcext:value-type="string">
            <text:p>temps moyen (ms)</text:p>
          </table:table-cell>
          <table:table-cell office:value-type="string" calcext:value-type="string">
            <text:p>frequence (Hz)</text:p>
          </table:table-cell>
          <table:table-cell table:style-name="ce1" office:value-type="string" calcext:value-type="string">
            <text:p>remarques</text:p>
          </table:table-cell>
          <table:table-cell office:value-type="string" calcext:value-type="string">
            <text:p>consommation médiane sur 1mn (mW)</text:p>
          </table:table-cell>
          <table:table-cell table:style-name="ce1" office:value-type="string" calcext:value-type="string">
            <text:p>Hz / W</text:p>
          </table:table-cell>
          <table:table-cell table:style-name="ce1" office:value-type="string" calcext:value-type="string">
            <text:p>nombre d’éléments logiques du coeur</text:p>
          </table:table-cell>
          <table:table-cell table:style-name="ce1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femtorv</text:p>
          </table:table-cell>
          <table:table-cell office:value-type="string" calcext:value-type="string">
            <text:p>svm_ae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.5" calcext:value-type="float">
            <text:p>102,5</text:p>
          </table:table-cell>
          <table:table-cell table:formula="of:=1/([.E2]*0.001)" office:value-type="float" office:value="9.75609756097561" calcext:value-type="float">
            <text:p>9,75609756097561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[.F2]/([.H2]*0.001)" office:value-type="float" office:value="10.7683196037258" calcext:value-type="float">
            <text:p>10,7683196037258</text:p>
          </table:table-cell>
          <table:table-cell office:value-type="float" office:value="24561" calcext:value-type="float">
            <text:p>24561</text:p>
          </table:table-cell>
          <table:table-cell office:value-type="string" calcext:value-type="string">
            <text:p>30 images/s</text:p>
          </table:table-cell>
        </table:table-row>
        <table:table-row table:style-name="ro1">
          <table:table-cell office:value-type="string" calcext:value-type="string">
            <text:p>femtorv</text:p>
          </table:table-cell>
          <table:table-cell office:value-type="string" calcext:value-type="string">
            <text:p>ae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formula="of:=1/([.E3]*0.001)" office:value-type="float" office:value="4.16666666666667" calcext:value-type="float">
            <text:p>4,16666666666667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[.F3]/([.H3]*0.001)" office:value-type="float" office:value="4.58379171250458" calcext:value-type="float">
            <text:p>4,58379171250458</text:p>
          </table:table-cell>
          <table:table-cell/>
          <table:table-cell office:value-type="string" calcext:value-type="string">
            <text:p>donc 33ms</text:p>
          </table:table-cell>
        </table:table-row>
        <table:table-row table:style-name="ro1">
          <table:table-cell office:value-type="string" calcext:value-type="string">
            <text:p>firev</text:p>
          </table:table-cell>
          <table:table-cell office:value-type="string" calcext:value-type="string">
            <text:p>svm_ae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1.9" calcext:value-type="float">
            <text:p>161,9</text:p>
          </table:table-cell>
          <table:table-cell table:formula="of:=1/([.E4]*0.001)" office:value-type="float" office:value="6.17665225447807" calcext:value-type="float">
            <text:p>6,17665225447807</text:p>
          </table:table-cell>
          <table:table-cell/>
          <table:table-cell office:value-type="float" office:value="742" calcext:value-type="float">
            <text:p>742</text:p>
          </table:table-cell>
          <table:table-cell table:formula="of:=[.F4]/([.H4]*0.001)" office:value-type="float" office:value="8.32432918393271" calcext:value-type="float">
            <text:p>8,32432918393271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string" calcext:value-type="string">
            <text:p>firev</text:p>
          </table:table-cell>
          <table:table-cell office:value-type="string" calcext:value-type="string">
            <text:p>ae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1/([.E5]*0.001)" office:value-type="float" office:value="5" calcext:value-type="float">
            <text:p>5</text:p>
          </table:table-cell>
          <table:table-cell/>
          <table:table-cell office:value-type="float" office:value="751" calcext:value-type="float">
            <text:p>751</text:p>
          </table:table-cell>
          <table:table-cell table:formula="of:=[.F5]/([.H5]*0.001)" office:value-type="float" office:value="6.6577896138482" calcext:value-type="float">
            <text:p>6,657789613848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1/([.E7]*0.001)" office:value-type="float" office:value="13.3333333333333" calcext:value-type="float">
            <text:p>13,3333333333333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F7]/([.H7]*0.001)" office:value-type="float" office:value="45.5062571103527" calcext:value-type="float">
            <text:p>45,5062571103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1/([.E8]*0.001)" office:value-type="float" office:value="27.027027027027" calcext:value-type="float">
            <text:p>27,027027027027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F8]/([.H8]*0.001)" office:value-type="float" office:value="87.7500877500878" calcext:value-type="float">
            <text:p>87,750087750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1/([.E9]*0.001)" office:value-type="float" office:value="55.5555555555556" calcext:value-type="float">
            <text:p>55,5555555555556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F9]/([.H9]*0.001)" office:value-type="float" office:value="164.365548980934" calcext:value-type="float">
            <text:p>164,36554898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/([.E10]*0.001)" office:value-type="float" office:value="250" calcext:value-type="float">
            <text:p>25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F10]/([.H10]*0.001)" office:value-type="float" office:value="599.520383693046" calcext:value-type="float">
            <text:p>599,520383693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table:formula="of:=1/([.E11]*0.001)" office:value-type="float" office:value="1.56739811912226" calcext:value-type="float">
            <text:p>1,56739811912226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F11]/([.H11]*0.001)" office:value-type="float" office:value="11.9648711383378" calcext:value-type="float">
            <text:p>11,964871138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formula="of:=1/([.E12]*0.001)" office:value-type="float" office:value="3.81679389312977" calcext:value-type="float">
            <text:p>3,81679389312977</text:p>
          </table:table-cell>
          <table:table-cell office:value-type="string" calcext:value-type="string">
            <text:p>en régime permanent, 319 au début</text:p>
          </table:table-cell>
          <table:table-cell office:value-type="float" office:value="312" calcext:value-type="float">
            <text:p>312</text:p>
          </table:table-cell>
          <table:table-cell table:formula="of:=[.F12]/([.H12]*0.001)" office:value-type="float" office:value="12.2333137600313" calcext:value-type="float">
            <text:p>12,233313760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formula="of:=1/([.E13]*0.001)" office:value-type="float" office:value="7.63358778625954" calcext:value-type="float">
            <text:p>7,63358778625954</text:p>
          </table:table-cell>
          <table:table-cell office:value-type="string" calcext:value-type="string">
            <text:p>en régime permanent, 161 au début</text:p>
          </table:table-cell>
          <table:table-cell office:value-type="float" office:value="341" calcext:value-type="float">
            <text:p>341</text:p>
          </table:table-cell>
          <table:table-cell table:formula="of:=[.F13]/([.H13]*0.001)" office:value-type="float" office:value="22.385887936245" calcext:value-type="float">
            <text:p>22,385887936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,9</text:p>
          </table:table-cell>
          <table:table-cell table:formula="of:=1/([.E14]*0.001)" office:value-type="float" office:value="30.3951367781155" calcext:value-type="float">
            <text:p>30,3951367781155</text:p>
          </table:table-cell>
          <table:table-cell office:value-type="string" calcext:value-type="string">
            <text:p>en régime permanent, 40 au début</text:p>
          </table:table-cell>
          <table:table-cell office:value-type="float" office:value="419" calcext:value-type="float">
            <text:p>419</text:p>
          </table:table-cell>
          <table:table-cell table:formula="of:=[.F14]/([.H14]*0.001)" office:value-type="float" office:value="72.5420925492017" calcext:value-type="float">
            <text:p>72,542092549201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9" table:number-rows-spanned="1">
            <text:p>tests à fréquence égale du controller : ~50MHz. Elle a moins d’impact que la fréquence du cluster (+1,5ms si divisée par 2, contre + 10ms si cluster freq divisée par 2)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24.985" calcext:value-type="float">
            <text:p>24,985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,3</text:p>
          </table:table-cell>
          <table:table-cell table:formula="of:=1/([.E18]*0.001)" office:value-type="float" office:value="12.6103404791929" calcext:value-type="float">
            <text:p>12,610340479192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F18]/([.H18]*0.001)" office:value-type="float" office:value="140.114894213255" calcext:value-type="float">
            <text:p>140,11489421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49.971" calcext:value-type="float">
            <text:p>49,971</text:p>
          </table:table-cell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,3</text:p>
          </table:table-cell>
          <table:table-cell table:formula="of:=1/([.E19]*0.001)" office:value-type="float" office:value="24.2130750605327" calcext:value-type="float">
            <text:p>24,213075060532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F19]/([.H19]*0.001)" office:value-type="float" office:value="249.619330520956" calcext:value-type="float">
            <text:p>249,619330520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99.942" calcext:value-type="float">
            <text:p>99,9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1/([.E20]*0.001)" office:value-type="float" office:value="45.4545454545455" calcext:value-type="float">
            <text:p>45,4545454545455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F20]/([.H20]*0.001)" office:value-type="float" office:value="398.724082934609" calcext:value-type="float">
            <text:p>398,72408293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99.884" calcext:value-type="float">
            <text:p>199,884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table:formula="of:=1/([.E21]*0.001)" office:value-type="float" office:value="80" calcext:value-type="float">
            <text:p>8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F21]/([.H21]*0.001)" office:value-type="float" office:value="583.941605839416" calcext:value-type="float">
            <text:p>583,941605839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24.985" calcext:value-type="float">
            <text:p>24,985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,2</text:p>
          </table:table-cell>
          <table:table-cell table:formula="of:=1/([.E22]*0.001)" office:value-type="float" office:value="98.0392156862745" calcext:value-type="float">
            <text:p>98,0392156862745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F22]/([.H22]*0.001)" office:value-type="float" office:value="907.770515613653" calcext:value-type="float">
            <text:p>907,77051561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49.971" calcext:value-type="float">
            <text:p>49,97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,3</text:p>
          </table:table-cell>
          <table:table-cell table:formula="of:=1/([.E23]*0.001)" office:value-type="float" office:value="188.679245283019" calcext:value-type="float">
            <text:p>188,679245283019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F23]/([.H23]*0.001)" office:value-type="float" office:value="1429.38822184105" calcext:value-type="float">
            <text:p>1429,3882218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99.942" calcext:value-type="float">
            <text:p>99,94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,8</text:p>
          </table:table-cell>
          <table:table-cell table:formula="of:=1/([.E24]*0.001)" office:value-type="float" office:value="357.142857142857" calcext:value-type="float">
            <text:p>357,142857142857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F24]/([.H24]*0.001)" office:value-type="float" office:value="1962.32339089482" calcext:value-type="float">
            <text:p>1962,32339089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99.884" calcext:value-type="float">
            <text:p>199,884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table:formula="of:=1/([.E25]*0.001)" office:value-type="float" office:value="625" calcext:value-type="float">
            <text:p>625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F25]/([.H25]*0.001)" office:value-type="float" office:value="2264.49275362319" calcext:value-type="float">
            <text:p>2264,492753623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P8</text:p>
          </table:table-cell>
          <table:table-cell table:style-name="Default" office:value-type="string" calcext:value-type="string">
            <text:p>svm_aes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office:value-type="float" office:value="437" calcext:value-type="float">
            <text:p>4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7:31:55.396807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4:54:53.303934252</meta:creation-date>
    <dc:date>2023-05-15T18:10:08.125351803</dc:date>
    <meta:editing-duration>P3DT23H1M13S</meta:editing-duration>
    <meta:editing-cycles>15</meta:editing-cycles>
    <meta:generator>LibreOffice/6.4.7.2$Linux_X86_64 LibreOffice_project/40$Build-2</meta:generator>
    <meta:document-statistic meta:table-count="1" meta:cell-count="1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FPGA energy efficiency</text:p>
        </chart:title>
        <chart:legend chart:legend-position="end" svg:x="13.869cm" svg:y="4.201cm" style:legend-expansion="high" chart:style-name="ch3"/>
        <chart:plot-area chart:style-name="ch4" table:cell-range-address="Sheet1.A2:Sheet1.B5 Sheet1.I2:Sheet1.I5" chart:data-source-has-labels="column" svg:x="1.331cm" svg:y="1.275cm" svg:width="12.218cm" svg:height="7.545cm">
          <chartooo:coordinate-region svg:x="1.952cm" svg:y="1.475cm" svg:width="11.597cm" svg:height="6.3cm"/>
          <chart:axis chart:dimension="x" chart:name="primary-x" chart:style-name="ch5" chartooo:axis-type="auto">
            <chartooo:date-scale/>
            <chart:categories table:cell-range-address="Sheet1.A2:Sheet1.B5"/>
          </chart:axis>
          <chart:axis chart:dimension="y" chart:name="primary-y" chart:style-name="ch6">
            <chart:title svg:x="0.451cm" svg:y="5.567cm" chart:style-name="ch7">
              <text:p>Hz / W</text:p>
            </chart:title>
            <chart:grid chart:style-name="ch8" chart:class="major"/>
          </chart:axis>
          <chart:series chart:style-name="ch9" chart:values-cell-range-address="Sheet1.I2:Sheet1.I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emtorv svm_aes</text:p>
                <text:list>
                  <text:list-item>
                    <text:p>femtorv</text:p>
                  </text:list-item>
                  <text:list-item>
                    <text:p>svm_aes</text:p>
                  </text:list-item>
                </text:list>
                <draw:g>
                  <svg:desc>Sheet1.A2:Sheet1.B5</svg:desc>
                </draw:g>
              </table:table-cell>
              <table:table-cell office:value-type="float" office:value="10.7683196037258">
                <text:p>10.7683196037258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femtorv aes</text:p>
                <text:list>
                  <text:list-item>
                    <text:p>femtorv</text:p>
                  </text:list-item>
                  <text:list-item>
                    <text:p>aes</text:p>
                  </text:list-item>
                </text:list>
              </table:table-cell>
              <table:table-cell office:value-type="float" office:value="4.58379171250458">
                <text:p>4.58379171250458</text:p>
              </table:table-cell>
            </table:table-row>
            <table:table-row>
              <table:table-cell office:value-type="string">
                <text:p>firev svm_aes</text:p>
                <text:list>
                  <text:list-item>
                    <text:p>firev</text:p>
                  </text:list-item>
                  <text:list-item>
                    <text:p>svm_aes</text:p>
                  </text:list-item>
                </text:list>
              </table:table-cell>
              <table:table-cell office:value-type="float" office:value="8.32432918393271">
                <text:p>8.32432918393271</text:p>
              </table:table-cell>
            </table:table-row>
            <table:table-row>
              <table:table-cell office:value-type="string">
                <text:p>firev aes</text:p>
                <text:list>
                  <text:list-item>
                    <text:p>firev</text:p>
                  </text:list-item>
                  <text:list-item>
                    <text:p>aes</text:p>
                  </text:list-item>
                </text:list>
              </table:table-cell>
              <table:table-cell office:value-type="float" office:value="6.6577896138482">
                <text:p>6.6577896138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cm" svg:height="10.108cm" xlink:href=".." xlink:type="simple" chart:class="chart:bar" chart:column-mapping="1" chart:style-name="ch1">
        <chart:title svg:x="6.64cm" svg:y="0.338cm" chart:style-name="ch2">
          <text:p>MCU energy efficiency</text:p>
        </chart:title>
        <chart:legend chart:legend-position="end" svg:x="15.839cm" svg:y="4.755cm" style:legend-expansion="high" chart:style-name="ch3"/>
        <chart:plot-area chart:style-name="ch4" table:cell-range-address="Sheet1.B7:Sheet1.C14 Sheet1.I7:Sheet1.I14" chart:data-source-has-labels="column" svg:x="1.37cm" svg:y="1.319cm" svg:width="14.11cm" svg:height="8.587cm">
          <chartooo:coordinate-region svg:x="2.177cm" svg:y="1.518cm" svg:width="13.303cm" svg:height="7.343cm"/>
          <chart:axis chart:dimension="x" chart:name="primary-x" chart:style-name="ch5" chartooo:axis-type="auto">
            <chartooo:date-scale/>
            <chart:categories table:cell-range-address="Sheet1.B7:Sheet1.C14"/>
          </chart:axis>
          <chart:axis chart:dimension="y" chart:name="primary-y" chart:style-name="ch6">
            <chart:title svg:x="0.451cm" svg:y="6.132cm" chart:style-name="ch7">
              <text:p>Hz / W</text:p>
            </chart:title>
            <chart:grid chart:style-name="ch8" chart:class="major"/>
          </chart:axis>
          <chart:series chart:style-name="ch9" chart:values-cell-range-address="Sheet1.I7:Sheet1.I14" chart:class="chart:bar">
            <chart:data-point chart:repeated="8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vm_aes 16</text:p>
                <text:list>
                  <text:list-item>
                    <text:p>svm_aes</text:p>
                  </text:list-item>
                  <text:list-item>
                    <text:p/>
                  </text:list-item>
                </text:list>
                <draw:g>
                  <svg:desc>Sheet1.B7:Sheet1.C14</svg:desc>
                </draw:g>
              </table:table-cell>
              <table:table-cell office:value-type="float" office:value="45.5062571103527">
                <text:p>45.5062571103527</text:p>
                <draw:g>
                  <svg:desc>Sheet1.I7:Sheet1.I14</svg:desc>
                </draw:g>
              </table:table-cell>
            </table:table-row>
            <table:table-row>
              <table:table-cell office:value-type="string">
                <text:p>svm_aes 32</text:p>
                <text:list>
                  <text:list-item>
                    <text:p>svm_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7.7500877500878">
                <text:p>87.7500877500878</text:p>
              </table:table-cell>
            </table:table-row>
            <table:table-row>
              <table:table-cell office:value-type="string">
                <text:p>svm_aes 64</text:p>
                <text:list>
                  <text:list-item>
                    <text:p>svm_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4.365548980934">
                <text:p>164.365548980934</text:p>
              </table:table-cell>
            </table:table-row>
            <table:table-row>
              <table:table-cell office:value-type="string">
                <text:p>svm_aes 128</text:p>
                <text:list>
                  <text:list-item>
                    <text:p>svm_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99.520383693046">
                <text:p>599.520383693046</text:p>
              </table:table-cell>
            </table:table-row>
            <table:table-row>
              <table:table-cell office:value-type="string">
                <text:p>aes 16</text:p>
                <text:list>
                  <text:list-item>
                    <text:p>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1.9648711383378">
                <text:p>11.9648711383378</text:p>
              </table:table-cell>
            </table:table-row>
            <table:table-row>
              <table:table-cell office:value-type="string">
                <text:p>aes 32</text:p>
                <text:list>
                  <text:list-item>
                    <text:p>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.2333137600313">
                <text:p>12.2333137600313</text:p>
              </table:table-cell>
            </table:table-row>
            <table:table-row>
              <table:table-cell office:value-type="string">
                <text:p>aes 64</text:p>
                <text:list>
                  <text:list-item>
                    <text:p>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.385887936245">
                <text:p>22.385887936245</text:p>
              </table:table-cell>
            </table:table-row>
            <table:table-row>
              <table:table-cell office:value-type="string">
                <text:p>aes 128</text:p>
                <text:list>
                  <text:list-item>
                    <text:p>a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2.5420925492017">
                <text:p>72.5420925492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title svg:x="5.575cm" svg:y="0.316cm" chart:style-name="ch2">
          <text:p>GAP8 energy efficiency</text:p>
        </chart:title>
        <chart:plot-area chart:style-name="ch3" table:cell-range-address="Sheet1.C18:Sheet1.D25 Sheet1.I18:Sheet1.I25" chart:data-source-has-labels="column" svg:x="1.331cm" svg:y="1.275cm" svg:width="14.349cm" svg:height="7.545cm">
          <chartooo:coordinate-region svg:x="2.323cm" svg:y="1.474cm" svg:width="13.357cm" svg:height="6.301cm"/>
          <chart:axis chart:dimension="x" chart:name="primary-x" chart:style-name="ch4" chartooo:axis-type="auto">
            <chartooo:date-scale/>
            <chart:categories table:cell-range-address="Sheet1.C18:Sheet1.D25"/>
          </chart:axis>
          <chart:axis chart:dimension="y" chart:name="primary-y" chart:style-name="ch5">
            <chart:title svg:x="0.451cm" svg:y="5.567cm" chart:style-name="ch6">
              <text:p>Hz / W</text:p>
            </chart:title>
            <chart:grid chart:style-name="ch7" chart:class="major"/>
          </chart:axis>
          <chart:series chart:style-name="ch8" chart:values-cell-range-address="Sheet1.I18:Sheet1.I25" chart:class="chart:bar">
            <chart:data-point chart:repeated="8"/>
          </chart:series>
          <chart:series chart:style-name="ch9" chart:values-cell-range-address="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4.985">
                <text:p>24.985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18:Sheet1.D25</svg:desc>
                </draw:g>
              </table:table-cell>
              <table:table-cell office:value-type="float" office:value="140.114894213255">
                <text:p>140.114894213255</text:p>
                <draw:g>
                  <svg:desc>Sheet1.I18:Sheet1.I25</svg:desc>
                </draw:g>
              </table:table-cell>
            </table:table-row>
            <table:table-row>
              <table:table-cell office:value-type="float" office:value="49.971">
                <text:p>49.971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.619330520956">
                <text:p>249.619330520956</text:p>
              </table:table-cell>
            </table:table-row>
            <table:table-row>
              <table:table-cell office:value-type="float" office:value="99.942">
                <text:p>99.942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8.724082934609">
                <text:p>398.724082934609</text:p>
              </table:table-cell>
            </table:table-row>
            <table:table-row>
              <table:table-cell office:value-type="float" office:value="199.884">
                <text:p>199.884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3.941605839416">
                <text:p>583.941605839416</text:p>
              </table:table-cell>
            </table:table-row>
            <table:table-row>
              <table:table-cell office:value-type="float" office:value="24.985">
                <text:p>24.985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7.770515613653">
                <text:p>907.770515613653</text:p>
              </table:table-cell>
            </table:table-row>
            <table:table-row>
              <table:table-cell office:value-type="float" office:value="49.971">
                <text:p>49.971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29.38822184105">
                <text:p>1429.38822184105</text:p>
              </table:table-cell>
            </table:table-row>
            <table:table-row>
              <table:table-cell office:value-type="float" office:value="99.942">
                <text:p>99.942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2.32339089482">
                <text:p>1962.32339089482</text:p>
              </table:table-cell>
            </table:table-row>
            <table:table-row>
              <table:table-cell office:value-type="float" office:value="199.884">
                <text:p>199.884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4.49275362319">
                <text:p>2264.492753623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